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554d"/>
    </style:style>
    <style:style style:name="P2" style:family="paragraph" style:parent-style-name="Standard">
      <style:text-properties officeooo:rsid="001e8ed1" officeooo:paragraph-rsid="001e8ed1"/>
    </style:style>
    <style:style style:name="P3" style:family="paragraph" style:parent-style-name="Standard">
      <style:text-properties officeooo:paragraph-rsid="002242a3"/>
    </style:style>
    <style:style style:name="T1" style:family="text">
      <style:text-properties officeooo:rsid="001e554d"/>
    </style:style>
    <style:style style:name="T2" style:family="text">
      <style:text-properties officeooo:rsid="001e8ed1"/>
    </style:style>
    <style:style style:name="T3" style:family="text">
      <style:text-properties officeooo:rsid="00203e4f"/>
    </style:style>
    <style:style style:name="T4" style:family="text">
      <style:text-properties officeooo:rsid="002242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eksander Łyskawa 275462</text:p>
      <text:p text:style-name="P2">CPOiS EX1</text:p>
      <text:p text:style-name="Standard"/>
      <text:p text:style-name="Standard"/>
      <text:p text:style-name="Standard"/>
      <text:p text:style-name="Standard"/>
      <text:p text:style-name="Standard">1. W zmniejszaniu rozmiaru obrazu w pamięci zazwyczaj lepiej sprawdzi się wtórna dyskretyzacja, poneważ zmniejsza ilość danych poprzez redukuje liczby pikseli, ale zależy to tez od rodzaju obrazu</text:p>
      <text:p text:style-name="Standard"/>
      <text:p text:style-name="Standard">2. Rodzaj przetwarzanego obrazu ma znaczenie. Obrazy z dużą ilością szczegółów reagują lepiej na wtórną kwantyzację, a obrazy o prostszej strukturze <text:span text:style-name="T1">(</text:span>jak np. kula<text:span text:style-name="T1">)</text:span> reagują lepiej na <text:span text:style-name="T2">wtórną </text:span>dyskretyzacje.</text:p>
      <text:p text:style-name="Standard"/>
      <text:p text:style-name="Standard"><text:span text:style-name="T1">3. </text:span>Analiz<text:span text:style-name="T2">ujac </text:span>obraz mtf.png <text:span text:style-name="T2">można zaobserwować, że występują na nim zarówno niskie jak i wysokie częstotliwości. </text:span><text:span text:style-name="T3">Po lewej jest wolno-zmienny, a po prawej szybko-zmienny.</text:span></text:p>
      <text:p text:style-name="Standard"/>
      <text:p text:style-name="P3"><text:span text:style-name="T1">4. </text:span>Aliasing to zjawisko, które występuje, gdy sygnał jest próbkowany zbyt rzadko, co prowadzi do utraty informacji <text:span text:style-name="T2">i zniekształconej reprezentacji sygnału. </text:span><text:s/>Aby się go pozbyć, można zastosować filtry lub zwiększyć częstotliowść próbkowania <text:span text:style-name="T4">s</text:span>ygnalu co zmniejszy efekt aliasingu.</text:p>
      <text:p text:style-name="Standard"/>
      <text:p text:style-name="Standard"><text:span text:style-name="T1">5. D</text:span>yskretyzacja zazwyczaj prowadzi do większej redukcji rozmiaru niż kwantyzacja, <text:span text:style-name="T1">ze względu na </text:span><text:s/><text:span text:style-name="T1">m</text:span>niej<text:span text:style-name="T1">szą ilość</text:span> pikseli, <text:span text:style-name="T1">jednakże</text:span> może <text:span text:style-name="T1">ona </text:span>prowadzić do <text:span text:style-name="T1">znacznej </text:span>utraty jakości.</text:p>
      <text:p text:style-name="Standard"/>
      <text:p text:style-name="P1"><text:span text:style-name="T1">6. M</text:span>echanizm „powiększ i wyostrz” <text:span text:style-name="T3">w</text:span> rzeczywistości, <text:s/>może prowadzić do zniekształceń, ponieważ interpolacja, zwłaszcza przy użyciu prostszych metod, może nie zachować wszystkich szczegółów <text:span text:style-name="T3">oraz </text:span>nie <text:span text:style-name="T3">jest <text:s/>w stanie </text:span>gener<text:span text:style-name="T3">owa</text:span>ć nowych danych jak to mialo miejsce w filmie „Blade Runner”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4T10:00:19.802327945</meta:creation-date>
    <dc:date>2024-11-04T10:44:27.595486010</dc:date>
    <meta:editing-duration>PT13M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86" meta:character-count="1337" meta:non-whitespace-character-count="1155"/>
  </office:meta>
</office:document-meta>
</file>